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a7ca" officeooo:paragraph-rsid="0008a7ca"/>
    </style:style>
    <style:style style:name="P2" style:family="paragraph" style:parent-style-name="Standard" style:list-style-name="L1">
      <style:text-properties officeooo:rsid="0008a7ca" officeooo:paragraph-rsid="0008a7ca"/>
    </style:style>
    <style:style style:name="P3" style:family="paragraph" style:parent-style-name="Standard">
      <style:text-properties officeooo:rsid="000932c4" officeooo:paragraph-rsid="000932c4"/>
    </style:style>
    <style:style style:name="P4" style:family="paragraph" style:parent-style-name="Standard">
      <style:text-properties officeooo:rsid="000aecd1" officeooo:paragraph-rsid="000aecd1"/>
    </style:style>
    <style:style style:name="P5" style:family="paragraph" style:parent-style-name="Standard">
      <style:text-properties officeooo:rsid="000c2158" officeooo:paragraph-rsid="000c2158"/>
    </style:style>
    <style:style style:name="T1" style:family="text">
      <style:text-properties officeooo:rsid="000aec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itiating conversation with a topic of interest </text:p>
      <text:list xml:id="list5204397087811010959" text:style-name="L1">
        <text:list-item>
          <text:p text:style-name="P2">specific</text:p>
        </text:list-item>
      </text:list>
      <text:p text:style-name="P1"/>
      <text:p text:style-name="P3">emoitons.</text:p>
      <text:p text:style-name="P3"/>
      <text:p text:style-name="P3">Fight or flight</text:p>
      <text:p text:style-name="P3">daniel gilbert – social science research on happiness</text:p>
      <text:p text:style-name="P3"/>
      <text:p text:style-name="P3">amygdala – emotion center</text:p>
      <text:p text:style-name="P3">prefrontal cortex – newest part of the brain, make decisions</text:p>
      <text:p text:style-name="P3"/>
      <text:p text:style-name="P3">emo<text:span text:style-name="T1">ti</text:span>on regulation -- </text:p>
      <text:p text:style-name="P3"/>
      <text:p text:style-name="P5">one area / issue in which you experience conflict</text:p>
      <text:p text:style-name="P5"/>
      <text:p text:style-name="P5">how might you see a person that is lazy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0M38S</meta:editing-duration>
    <meta:editing-cycles>3</meta:editing-cycles>
    <meta:generator>LibreOffice/5.2.3.3$Windows_x86 LibreOffice_project/d54a8868f08a7b39642414cf2c8ef2f228f780cf</meta:generator>
    <dc:date>2017-07-20T11:22:29.122000000</dc:date>
    <meta:document-statistic meta:table-count="0" meta:image-count="0" meta:object-count="0" meta:page-count="1" meta:paragraph-count="10" meta:word-count="53" meta:character-count="331" meta:non-whitespace-character-count="284"/>
    <meta:user-defined meta:name="Info 1"/>
    <meta:user-defined meta:name="Info 2"/>
    <meta:user-defined meta:name="Info 3"/>
    <meta:user-defined meta:name="Info 4"/>
  </office:meta>
</office:document-meta>
</file>